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indent="0cm"/>
      <style:text-properties fo:font-size="15pt" fo:font-style="italic" style:font-size-asian="18pt" style:font-size-complex="18pt"/>
    </style:style>
    <style:style style:name="P4" style:family="paragraph">
      <style:paragraph-properties fo:margin-left="0cm" fo:margin-right="0cm" fo:text-indent="0cm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2" draw:layer="layout" svg:width="9.525cm" svg:height="3.81cm" svg:x="5.68cm" svg:y="3.51cm">
          <text:p text:style-name="P1">testing</text:p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2" draw:text-style-name="P3" draw:layer="layout" svg:width="1.713cm" svg:height="0.839cm" svg:x="12.559cm" svg:y="4.98cm">
          <draw:text-box>
            <text:p text:style-name="P3">more</text:p>
          </draw:text-box>
        </draw:frame>
        <draw:frame draw:style-name="gr2" draw:text-style-name="P3" draw:layer="layout" svg:width="1.45cm" svg:height="0.839cm" svg:x="6.527cm" svg:y="4.98cm">
          <draw:text-box>
            <text:p text:style-name="P3">less</text:p>
          </draw:text-box>
        </draw:frame>
        <draw:frame draw:style-name="gr2" draw:layer="layout" svg:width="3.351cm" svg:height="0.962cm" svg:x="14.732cm" svg:y="3.81cm">
          <draw:text-box>
            <text:p text:style-name="P4">expensive</text:p>
          </draw:text-box>
        </draw:frame>
        <draw:frame draw:style-name="gr2" draw:layer="layout" svg:width="2.86cm" svg:height="0.962cm" svg:x="15.51cm" svg:y="4.953cm">
          <draw:text-box>
            <text:p text:style-name="P4">complex</text:p>
          </draw:text-box>
        </draw:frame>
        <draw:frame draw:style-name="gr2" draw:layer="layout" svg:width="5.328cm" svg:height="0.962cm" svg:x="14.54cm" svg:y="6.123cm">
          <draw:text-box>
            <text:p text:style-name="P4">test maintenance</text:p>
          </draw:text-box>
        </draw:frame>
        <draw:frame draw:style-name="gr2" draw:text-style-name="P4" draw:layer="layout" svg:width="2.225cm" svg:height="0.962cm" svg:x="2.905cm" svg:y="3.827cm">
          <draw:text-box>
            <text:p text:style-name="P4">cheap</text:p>
          </draw:text-box>
        </draw:frame>
        <draw:frame draw:style-name="gr2" draw:layer="layout" svg:width="3.664cm" svg:height="0.962cm" svg:x="2.54cm" svg:y="6.35cm">
          <draw:text-box>
            <text:p text:style-name="P4">unreliability</text:p>
          </draw:text-box>
        </draw:frame>
        <draw:frame draw:style-name="gr2" draw:layer="layout" svg:width="3.601cm" svg:height="0.962cm" svg:x="1.535cm" svg:y="5.179cm">
          <draw:text-box>
            <text:p text:style-name="P4">uncertainty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Arial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creation-date>2007-10-21T10:51:34</meta:creation-date>
    <dc:date>2007-10-21T10:59:53</dc:date>
    <dc:language>en-US</dc:language>
    <meta:editing-cycles>2</meta:editing-cycles>
    <meta:editing-duration>PT8M21S</meta:editing-duration>
    <meta:user-defined meta:name="Info 1"/>
    <meta:user-defined meta:name="Info 2"/>
    <meta:user-defined meta:name="Info 3"/>
    <meta:user-defined meta:name="Info 4"/>
    <meta:document-statistic meta:object-count="9"/>
  </office:meta>
</office:document-meta>
</file>